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0a3171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5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35in" svg:y="-0.0307in" svg:width="5.3366in" draw:z-index="0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കൃഷ്ണ കെ.വി.</text:p><text:p text:style-name="P3">Class<text:tab/>: 8A</text:p><text:p text:style-name="P3">Item<text:tab/>: ലളിതഗാനം</text:p><text:p text:style-name="P3"><text:tab/>:മാപ്പിളപ്പാട്ട്</text:p><text:p text:style-name="P3"><text:tab/>:പ്രസംഗം </text:p></draw:text-box></draw:frame></text:p>
      <text:p text:style-name="P1"><draw:frame draw:style-name="fr1" draw:name="Frame2" text:anchor-type="paragraph" svg:x="0.35in" svg:y="-0.0307in" svg:width="5.3366in" draw:z-index="1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ഭിഷേക് എ.</text:p><text:p text:style-name="P3">Class<text:tab/>: 9A</text:p><text:p text:style-name="P3">Item<text:tab/>: ലളിതഗാനം</text:p><text:p text:style-name="P3"><text:tab/>:പ്രസംഗം </text:p><text:p text:style-name="P3"><text:tab/>:മിമിക്രി</text:p></draw:text-box></draw:frame></text:p>
      <text:p text:style-name="P1"><draw:frame draw:style-name="fr1" draw:name="Frame3" text:anchor-type="paragraph" svg:x="0.35in" svg:y="-0.0307in" svg:width="5.3366in" draw:z-index="2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ദര്‍ശ് ടി.</text:p><text:p text:style-name="P3">Class<text:tab/>: 8B</text:p><text:p text:style-name="P3">Item<text:tab/>: ലളിതഗാനം</text:p><text:p text:style-name="P3"><text:tab/>:മിമിക്രി</text:p><text:p text:style-name="P3"><text:tab/>:നാടകം</text:p></draw:text-box></draw:frame></text:p>
      <text:p text:style-name="P1"><draw:frame draw:style-name="fr1" draw:name="Frame4" text:anchor-type="paragraph" svg:x="0.35in" svg:y="-0.0307in" svg:width="5.3366in" draw:z-index="3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് കൃഷ്ണ പി.എ.</text:p><text:p text:style-name="P3">Class<text:tab/>: 10A</text:p><text:p text:style-name="P3">Item<text:tab/>: മാപ്പിളപ്പാട്ട്</text:p><text:p text:style-name="P3"><text:tab/>:പ്രസംഗം </text:p><text:p text:style-name="P3"><text:tab/>:പ്രസംഗം </text:p></draw:text-box></draw:frame></text:p>
      <text:p text:style-name="P1"><draw:frame draw:style-name="fr1" draw:name="Frame5" text:anchor-type="paragraph" svg:x="0.35in" svg:y="-0.0307in" svg:width="5.3366in" draw:z-index="4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ഘോഷ് . എം.കെ</text:p><text:p text:style-name="P3">Class<text:tab/>: 9A</text:p><text:p text:style-name="P3">Item<text:tab/>: മാപ്പിളപ്പാട്ട്</text:p><text:p text:style-name="P3"><text:tab/>:മിമിക്രി</text:p><text:p text:style-name="P3"><text:tab/>:മിമിക്രി</text:p></draw:text-box></draw:frame></text:p>
      <text:p text:style-name="P1"><draw:frame draw:style-name="fr1" draw:name="Frame6" text:anchor-type="paragraph" svg:x="0.35in" svg:y="-0.0307in" svg:width="5.3366in" draw:z-index="5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ഖില.ആര്‍</text:p><text:p text:style-name="P3">Class<text:tab/>: 8B</text:p><text:p text:style-name="P3">Item<text:tab/>: മാപ്പിളപ്പാട്ട്</text:p><text:p text:style-name="P3"><text:tab/>:നാടകം</text:p><text:p text:style-name="P3"><text:tab/>:കോല്‍ക്കളി</text:p></draw:text-box></draw:frame></text:p>
      <text:p text:style-name="P1"><draw:frame draw:style-name="fr1" draw:name="Frame7" text:anchor-type="paragraph" svg:x="0.35in" svg:y="-0.0307in" svg:width="5.3366in" draw:z-index="6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ക്ഷയ് ഉല്ലാസ്</text:p><text:p text:style-name="P3">Class<text:tab/>: 9A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8" text:anchor-type="paragraph" svg:x="0.35in" svg:y="-0.0307in" svg:width="5.3366in" draw:z-index="7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 .പി.പി.</text:p><text:p text:style-name="P3">Class<text:tab/>: 9B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9" text:anchor-type="paragraph" svg:x="0.35in" svg:y="-0.0307in" svg:width="5.3366in" draw:z-index="8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ൽ എം.ഒ.</text:p><text:p text:style-name="P3">Class<text:tab/>: 10A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10" text:anchor-type="paragraph" svg:x="0.35in" svg:y="-0.0307in" svg:width="5.3366in" draw:z-index="9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്മുകുട്ടി <text:s/>ജയകുമാര്‍</text:p><text:p text:style-name="P3">Class<text:tab/>: 10A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1" text:anchor-type="paragraph" svg:x="0.35in" svg:y="-0.0307in" svg:width="5.3366in" draw:z-index="10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സെന്‍.എസ്</text:p><text:p text:style-name="P3">Class<text:tab/>: 10B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2" text:anchor-type="paragraph" svg:x="0.35in" svg:y="-0.0307in" svg:width="5.3366in" draw:z-index="11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സി.സി.</text:p><text:p text:style-name="P3">Class<text:tab/>: 9A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3" text:anchor-type="paragraph" svg:x="0.35in" svg:y="-0.0307in" svg:width="5.3366in" draw:z-index="12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ധനേഷ്</text:p><text:p text:style-name="P3">Class<text:tab/>: 8A</text:p><text:p text:style-name="P3">Item<text:tab/>: നാടകം</text:p><text:p text:style-name="P3"><text:tab/>:കോല്‍ക്കളി</text:p><text:p text:style-name="P3"><text:tab/>:</text:p></draw:text-box></draw:frame></text:p>
      <text:p text:style-name="P1"><draw:frame draw:style-name="fr1" draw:name="Frame14" text:anchor-type="paragraph" svg:x="0.35in" svg:y="-0.0307in" svg:width="5.3366in" draw:z-index="13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വി.എല്‍.</text:p><text:p text:style-name="P3">Class<text:tab/>: 8A</text:p><text:p text:style-name="P3">Item<text:tab/>: നാടകം</text:p><text:p text:style-name="P3"><text:tab/>:കോല്‍ക്കളി</text:p><text:p text:style-name="P3"><text:tab/>:</text:p></draw:text-box></draw:frame></text:p>
      <text:p text:style-name="P1"><draw:frame draw:style-name="fr1" draw:name="Frame15" text:anchor-type="paragraph" svg:x="0.35in" svg:y="-0.0307in" svg:width="5.3366in" draw:z-index="14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്തു വി.ആര്‍</text:p><text:p text:style-name="P3">Class<text:tab/>: 8A</text:p><text:p text:style-name="P3">Item<text:tab/>: നാടകം</text:p><text:p text:style-name="P3"><text:tab/>:മാപ്പിളപ്പാട്ട്</text:p><text:p text:style-name="P3"><text:tab/>:</text:p></draw:text-box></draw:frame></text:p>
      <text:p text:style-name="P1"><draw:frame draw:style-name="fr1" draw:name="Frame16" text:anchor-type="paragraph" svg:x="0.35in" svg:y="-0.0307in" svg:width="5.3366in" draw:z-index="15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ണിമ. എം</text:p><text:p text:style-name="P3">Class<text:tab/>: 8A</text:p><text:p text:style-name="P3">Item<text:tab/>: നാടകം</text:p><text:p text:style-name="P3"><text:tab/>:</text:p><text:p text:style-name="P3"><text:tab/>:</text:p></draw:text-box></draw:frame></text:p>
      <text:p text:style-name="P1"><draw:frame draw:style-name="fr1" draw:name="Frame17" text:anchor-type="paragraph" svg:x="0.35in" svg:y="-0.0307in" svg:width="5.3366in" draw:z-index="16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ഞ്ജലി. എസ്.</text:p><text:p text:style-name="P3">Class<text:tab/>: 8A</text:p><text:p text:style-name="P3">Item<text:tab/>: നാടകം</text:p><text:p text:style-name="P3"><text:tab/>:ലളിതഗാനം</text:p><text:p text:style-name="P3"><text:tab/>:</text:p></draw:text-box></draw:frame></text:p>
      <text:p text:style-name="P1"><draw:frame draw:style-name="fr1" draw:name="Frame18" text:anchor-type="paragraph" svg:x="0.35in" svg:y="-0.0307in" svg:width="5.3366in" draw:z-index="17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ജെ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19" text:anchor-type="paragraph" svg:x="0.35in" svg:y="-0.0307in" svg:width="5.3366in" draw:z-index="18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വി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20" text:anchor-type="paragraph" svg:x="0.35in" svg:y="-0.0307in" svg:width="5.3366in" draw:z-index="19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വിന്ദ്.ടി.എസ്.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21" text:anchor-type="paragraph" svg:x="0.35in" svg:y="-0.0307in" svg:width="5.3366in" draw:z-index="20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്‍ച്ചന ബി.</text:p><text:p text:style-name="P3">Class<text:tab/>: 9A</text:p><text:p text:style-name="P3">Item<text:tab/>: തിരുവാതിര</text:p><text:p text:style-name="P3"><text:tab/>:ലളിതഗാനം</text:p><text:p text:style-name="P3"><text:tab/>:ദേശഭക്തിഗാനം</text:p></draw:text-box></draw:frame></text:p>
      <text:p text:style-name="P1"><draw:frame draw:style-name="fr1" draw:name="Frame22" text:anchor-type="paragraph" svg:x="0.35in" svg:y="-0.0307in" svg:width="5.3366in" draw:z-index="21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 എസ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3" text:anchor-type="paragraph" svg:x="0.35in" svg:y="-0.0307in" svg:width="5.3366in" draw:z-index="22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.വി.കെ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4" text:anchor-type="paragraph" svg:x="0.35in" svg:y="-0.0307in" svg:width="5.3366in" draw:z-index="23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 എസ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5" text:anchor-type="paragraph" svg:x="0.35in" svg:y="-0.0307in" svg:width="5.3366in" draw:z-index="24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.വി.ജെ.</text:p><text:p text:style-name="P3">Class<text:tab/>: 9A</text:p><text:p text:style-name="P3">Item<text:tab/>: തിരുവാതിര</text:p><text:p text:style-name="P3"><text:tab/>:മാപ്പിളപ്പാട്ട്</text:p><text:p text:style-name="P3"><text:tab/>:ദേശഭക്തിഗാനം</text:p></draw:text-box></draw:frame></text:p>
      <text:p text:style-name="P1"><draw:frame draw:style-name="fr1" draw:name="Frame26" text:anchor-type="paragraph" svg:x="0.35in" svg:y="-0.0307in" svg:width="5.3366in" draw:z-index="25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ശ വി. എ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7" text:anchor-type="paragraph" svg:x="0.35in" svg:y="-0.0307in" svg:width="5.3366in" draw:z-index="26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തി സന്തോഷ്‌</text:p><text:p text:style-name="P3">Class<text:tab/>: 9A</text:p><text:p text:style-name="P3">Item<text:tab/>: തിരുവാതിര</text:p><text:p text:style-name="P3"><text:tab/>:പദ്യപാരായണം</text:p><text:p text:style-name="P3"><text:tab/>:ദേശഭക്തിഗാനം</text:p></draw:text-box></draw:frame></text:p>
      <text:p text:style-name="P1"><draw:frame draw:style-name="fr1" draw:name="Frame28" text:anchor-type="paragraph" svg:x="0.35in" svg:y="-0.0307in" svg:width="5.3366in" draw:z-index="27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ിൻ വി.എം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9" text:anchor-type="paragraph" svg:x="0.35in" svg:y="-0.0307in" svg:width="5.3366in" draw:z-index="28"><draw:text-box fo:min-height="4.2618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തിര ആര്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13T12:43:07.675733865</dc:date>
    <meta:editing-cycles>3</meta:editing-cycles>
    <meta:editing-duration>PT3M44S</meta:editing-duration>
    <meta:document-statistic meta:table-count="0" meta:image-count="0" meta:object-count="0" meta:page-count="57" meta:paragraph-count="261" meta:word-count="638" meta:character-count="3326" meta:non-whitespace-character-count="2858"/>
  </office:meta>
</office:document-meta>
</file>